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729fcf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cm" svg:stroke-color="#3465a4" draw:stroke-linejoin="round" svg:stroke-linecap="butt" draw:fill="none" draw:fill-color="#729fcf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stroke="none" draw:stroke-dash="Dash_20_Dot_20_4" svg:stroke-width="0cm" svg:stroke-color="#3465a4" draw:stroke-linejoin="none" svg:stroke-linecap="butt" draw:fill="solid" draw:fill-color="#729fcf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solid" draw:stroke-dash="Dash_20_Dot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6" style:family="graphic" style:parent-style-name="standard">
      <style:graphic-properties draw:stroke="solid" draw:stroke-dash="Dash_20_Dot_20_4" svg:stroke-width="0cm" svg:stroke-color="#3465a4" draw:stroke-linejoin="round" svg:stroke-linecap="butt" draw:textarea-horizontal-align="center" draw:textarea-vertical-align="middle"/>
    </style:style>
    <style:style style:name="gr7" style:family="graphic" style:parent-style-name="standard">
      <style:graphic-properties draw:stroke="solid" draw:stroke-dash="Dash_20_Dot_20_4" svg:stroke-width="0cm" svg:stroke-color="#3465a4" draw:stroke-linejoin="round" svg:stroke-linecap="butt" draw:textarea-horizontal-align="center" draw:textarea-vertical-align="middle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0.254cm" svg:height="0.253cm" svg:x="0.636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2" draw:text-style-name="P3" draw:layer="layout" svg:width="0.254cm" svg:height="0.253cm" svg:x="0.636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9</text:p>
        </draw:path>
        <draw:path draw:style-name="gr3" draw:text-style-name="P1" draw:layer="layout" svg:width="0.254cm" svg:height="0.253cm" svg:x="1.652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10</text:p>
        </draw:path>
        <draw:path draw:style-name="gr4" draw:text-style-name="P3" draw:layer="layout" svg:width="0.254cm" svg:height="0.253cm" svg:x="1.652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3" draw:text-style-name="P1" draw:layer="layout" svg:width="0.254cm" svg:height="0.253cm" svg:x="2.667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11</text:p>
        </draw:path>
        <draw:path draw:style-name="gr4" draw:text-style-name="P3" draw:layer="layout" svg:width="0.254cm" svg:height="0.253cm" svg:x="2.667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3" draw:text-style-name="P1" draw:layer="layout" svg:width="0.254cm" svg:height="0.253cm" svg:x="7.237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12</text:p>
        </draw:path>
        <draw:path draw:style-name="gr4" draw:text-style-name="P3" draw:layer="layout" svg:width="0.254cm" svg:height="0.253cm" svg:x="7.237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3" draw:text-style-name="P1" draw:layer="layout" svg:width="0.254cm" svg:height="0.253cm" svg:x="8.252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13</text:p>
        </draw:path>
        <draw:path draw:style-name="gr4" draw:text-style-name="P3" draw:layer="layout" svg:width="0.254cm" svg:height="0.253cm" svg:x="8.252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3" draw:text-style-name="P1" draw:layer="layout" svg:width="0.254cm" svg:height="0.253cm" svg:x="9.268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 text:style-name="P2">14</text:p>
        </draw:path>
        <draw:path draw:style-name="gr4" draw:text-style-name="P3" draw:layer="layout" svg:width="0.254cm" svg:height="0.253cm" svg:x="9.268cm" svg:y="4.954cm" svg:viewBox="0 0 255 254" svg:d="M255 127c0 22-6 43-17 63-11 19-28 36-47 47-20 11-41 17-63 17-23 0-45-6-64-17-20-11-36-28-47-47-11-20-17-41-17-63s6-44 17-63c11-20 27-36 47-47 19-11 41-17 64-17 22 0 43 6 63 17 19 11 36 27 47 47 11 19 17 41 17 63z">
          <text:p/>
        </draw:path>
        <draw:path draw:style-name="gr3" draw:text-style-name="P1" draw:layer="layout" svg:width="0.253cm" svg:height="0.254cm" svg:x="4.952cm" svg:y="9.267cm" svg:viewBox="0 0 254 255" svg:d="M128 0c21 0 42 6 62 17 19 11 36 27 47 47 11 19 17 41 17 64 0 22-6 43-17 63-11 19-28 36-47 47-20 11-41 17-62 17-23 0-45-6-64-17-20-11-36-28-47-47-11-20-17-41-17-63 0-23 6-45 17-64 11-20 27-36 47-47 19-11 41-17 64-17z">
          <text:p text:style-name="P2">22</text:p>
        </draw:path>
        <draw:path draw:style-name="gr4" draw:text-style-name="P3" draw:layer="layout" svg:width="0.253cm" svg:height="0.254cm" svg:x="4.952cm" svg:y="9.267cm" svg:viewBox="0 0 254 255" svg:d="M128 0c22 0 42 6 62 17 19 11 36 27 47 47 11 19 17 41 17 64 0 22-6 43-17 63-11 19-28 36-47 47-20 11-40 17-62 17s-45-6-64-17c-20-11-36-27-47-47-11-19-17-41-17-63 0-23 6-45 17-64 11-20 27-36 47-47 19-11 42-17 64-17z">
          <text:p/>
        </draw:path>
        <draw:path draw:style-name="gr3" draw:text-style-name="P1" draw:layer="layout" svg:width="0.253cm" svg:height="0.254cm" svg:x="4.954cm" svg:y="8.256cm" svg:viewBox="0 0 254 255" svg:d="M127 0c22 0 43 6 63 17 19 11 36 27 47 47 11 19 17 41 17 64 0 22-6 43-17 63-11 19-28 36-47 47-20 11-41 17-63 17s-44-6-63-17c-20-11-36-28-47-47-11-20-17-41-17-63 0-23 6-45 17-64 11-20 27-36 47-47 19-11 41-17 63-17z">
          <text:p text:style-name="P2">19</text:p>
        </draw:path>
        <draw:path draw:style-name="gr4" draw:text-style-name="P3" draw:layer="layout" svg:width="0.253cm" svg:height="0.254cm" svg:x="4.954cm" svg:y="8.256cm" svg:viewBox="0 0 254 255" svg:d="M127 0c22 0 43 6 63 17 19 11 36 27 47 47 11 19 17 41 17 64 0 22-6 43-17 63-11 19-28 36-47 47-20 11-41 17-63 17s-44-6-63-17c-20-11-36-27-47-47-11-19-17-41-17-63 0-23 6-45 17-64 11-20 27-36 47-47 19-11 41-17 63-17z">
          <text:p/>
        </draw:path>
        <draw:path draw:style-name="gr3" draw:text-style-name="P1" draw:layer="layout" svg:width="0.253cm" svg:height="0.254cm" svg:x="4.951cm" svg:y="7.239cm" svg:viewBox="0 0 254 255" svg:d="M128 0c21 0 42 6 62 17 19 11 36 27 47 47 11 19 17 41 17 64 0 22-6 43-17 63-11 19-28 36-47 47-20 11-41 17-62 17-23 0-45-6-64-17-20-11-36-28-47-47-11-20-17-41-17-63 0-23 6-45 17-64 11-20 27-36 47-47 19-11 41-17 64-17z">
          <text:p text:style-name="P2">16</text:p>
        </draw:path>
        <draw:path draw:style-name="gr4" draw:text-style-name="P3" draw:layer="layout" svg:width="0.253cm" svg:height="0.254cm" svg:x="4.951cm" svg:y="7.239cm" svg:viewBox="0 0 254 255" svg:d="M128 0c22 0 42 6 62 17 19 11 36 27 47 47 11 19 17 41 17 64 0 22-6 43-17 63-11 19-28 36-47 47-20 11-40 17-62 17s-45-6-64-17c-20-11-36-28-47-47-11-20-17-41-17-63 0-23 6-45 17-64 11-20 27-36 47-47 19-11 42-17 64-17z">
          <text:p/>
        </draw:path>
        <draw:path draw:style-name="gr3" draw:text-style-name="P1" draw:layer="layout" svg:width="0.253cm" svg:height="0.254cm" svg:x="4.956cm" svg:y="2.666cm" svg:viewBox="0 0 254 255" svg:d="M127 0c22 0 43 6 63 17 19 11 36 27 47 47 11 19 17 41 17 64 0 22-6 43-17 63-11 19-28 36-47 47-20 11-41 17-63 17s-44-6-63-17c-20-11-36-28-47-47-11-20-17-41-17-63 0-23 6-45 17-64 11-20 27-36 47-47 19-11 41-17 63-17z">
          <text:p text:style-name="P2">7</text:p>
        </draw:path>
        <draw:path draw:style-name="gr4" draw:text-style-name="P3" draw:layer="layout" svg:width="0.253cm" svg:height="0.254cm" svg:x="4.956cm" svg:y="2.666cm" svg:viewBox="0 0 254 255" svg:d="M127 0c22 0 43 6 63 17 19 11 36 27 47 47 11 19 17 41 17 64 0 22-6 43-17 63-11 19-28 36-47 47-20 11-41 17-63 17s-44-6-63-17c-20-11-36-28-47-47-11-20-17-41-17-63 0-23 6-45 17-64 11-20 27-36 47-47 19-11 41-17 63-17z">
          <text:p/>
        </draw:path>
        <draw:path draw:style-name="gr3" draw:text-style-name="P1" draw:layer="layout" svg:width="0.253cm" svg:height="0.254cm" svg:x="4.952cm" svg:y="1.654cm" svg:viewBox="0 0 254 255" svg:d="M128 0c21 0 42 6 62 17 19 11 36 27 47 47 11 19 17 41 17 64 0 22-6 43-17 63-11 19-28 36-47 47-20 11-41 17-62 17-23 0-45-6-64-17-20-11-36-28-47-47-11-20-17-41-17-63 0-23 6-45 17-64 11-20 27-36 47-47 19-11 41-17 64-17z">
          <text:p text:style-name="P2">4</text:p>
        </draw:path>
        <draw:path draw:style-name="gr4" draw:text-style-name="P3" draw:layer="layout" svg:width="0.253cm" svg:height="0.254cm" svg:x="4.952cm" svg:y="1.654cm" svg:viewBox="0 0 254 255" svg:d="M128 0c22 0 42 6 62 17 19 11 36 27 47 47 11 19 17 41 17 64 0 22-6 43-17 63-11 19-28 36-47 47-20 11-40 17-62 17s-45-6-64-17c-20-11-36-28-47-47-11-20-17-41-17-63 0-23 6-45 17-64 11-20 27-36 47-47 19-11 42-17 64-17z">
          <text:p/>
        </draw:path>
        <draw:path draw:style-name="gr5" draw:text-style-name="P1" draw:layer="layout" svg:width="0.253cm" svg:height="0.254cm" svg:x="4.951cm" svg:y="0.636cm" svg:viewBox="0 0 254 255" svg:d="M128 0c21 0 42 6 62 17 19 11 36 27 47 47 11 19 17 41 17 64 0 22-6 43-17 63-11 19-28 36-47 47-20 11-41 17-62 17-23 0-45-6-64-17-20-11-36-28-47-47-11-20-17-41-17-63 0-23 6-45 17-64 11-20 27-36 47-47 19-11 41-17 64-17z">
          <text:p/>
        </draw:path>
        <draw:path draw:style-name="gr2" draw:text-style-name="P3" draw:layer="layout" svg:width="0.253cm" svg:height="0.127cm" svg:x="4.951cm" svg:y="0.636cm" svg:viewBox="0 0 254 128" svg:d="M128 0c22 0 42 3 62 9 19 5 36 13 47 23s17 21 17 32c0 12-6 22-17 32s-28 18-47 23c-20 6-40 9-62 9s-45-3-64-9c-20-5-36-13-47-23s-17-20-17-32c0-11 6-22 17-32s27-18 47-23c19-6 42-9 64-9z">
          <text:p text:style-name="P2">1</text:p>
        </draw:path>
        <draw:path draw:style-name="gr3" draw:text-style-name="P1" draw:layer="layout" svg:width="0.254cm" svg:height="0.254cm" svg:x="0.636cm" svg:y="0.637cm" svg:viewBox="0 0 255 255" svg:d="M255 128c0 22-6 43-17 63-11 19-28 36-47 47-20 11-41 17-63 17-23 0-45-6-64-17-20-11-36-28-47-47-11-20-17-41-17-63 0-23 6-45 17-64 11-20 27-36 47-47 19-11 41-17 64-17 22 0 43 6 63 17 19 11 36 27 47 47 11 19 17 41 17 63z">
          <text:p text:style-name="P2">0</text:p>
        </draw:path>
        <draw:path draw:style-name="gr4" draw:text-style-name="P3" draw:layer="layout" svg:width="0.254cm" svg:height="0.254cm" svg:x="0.636cm" svg:y="0.637cm" svg:viewBox="0 0 255 255" svg:d="M255 128c0 22-6 43-17 63-11 19-28 36-47 47-20 11-41 17-63 17-23 0-45-6-64-17-20-11-36-28-47-47-11-20-17-41-17-63 0-23 6-45 17-64 11-20 27-36 47-47 19-11 41-17 64-17 22 0 44 6 63 17 20 11 36 27 47 47 11 19 17 41 17 63z">
          <text:p/>
        </draw:path>
        <draw:path draw:style-name="gr5" draw:text-style-name="P1" draw:layer="layout" svg:width="0.254cm" svg:height="0.254cm" svg:x="1.652cm" svg:y="1.653cm" svg:viewBox="0 0 255 255" svg:d="M255 128c0 22-6 43-17 63-11 19-28 36-47 47-20 11-41 17-63 17-23 0-45-6-64-17-20-11-36-28-47-47-11-20-17-41-17-63 0-23 6-45 17-64 11-20 27-36 47-47 19-11 41-17 64-17 22 0 43 6 63 17 19 11 36 27 47 47 11 19 17 41 17 63z">
          <text:p/>
        </draw:path>
        <draw:path draw:style-name="gr2" draw:text-style-name="P3" draw:layer="layout" svg:width="0.254cm" svg:height="0.254cm" svg:x="1.652cm" svg:y="1.653cm" svg:viewBox="0 0 255 255" svg:d="M255 128c0 22-6 43-17 63-11 19-28 36-47 47-20 11-41 17-63 17-23 0-45-6-64-17-20-11-36-28-47-47-11-20-17-41-17-63 0-23 6-45 17-64 11-20 27-36 47-47 19-11 41-17 64-17 22 0 43 6 63 17 19 11 36 27 47 47 11 19 17 41 17 63z">
          <text:p text:style-name="P2">3</text:p>
        </draw:path>
        <draw:path draw:style-name="gr5" draw:text-style-name="P1" draw:layer="layout" svg:width="0.254cm" svg:height="0.254cm" svg:x="2.667cm" svg:y="2.667cm" svg:viewBox="0 0 255 255" svg:d="M128 0c22 0 43 6 63 17 19 11 36 27 47 47 11 19 17 41 17 64 0 22-6 43-17 63-11 19-28 36-47 47-20 11-41 17-63 17-23 0-45-6-64-17-20-11-36-28-47-47-11-20-17-41-17-63 0-23 6-45 17-64 11-20 27-36 47-47 19-11 41-17 64-17z">
          <text:p/>
        </draw:path>
        <draw:path draw:style-name="gr2" draw:text-style-name="P3" draw:layer="layout" svg:width="0.254cm" svg:height="0.254cm" svg:x="2.667cm" svg:y="2.667cm" svg:viewBox="0 0 255 255" svg:d="M128 0c22 0 43 6 63 17 19 11 36 27 47 47 11 19 17 41 17 64 0 22-6 43-17 63-11 19-28 36-47 47-20 11-41 17-63 17-23 0-45-6-64-17-20-11-36-28-47-47-11-20-17-41-17-63 0-23 6-45 17-64 11-20 27-36 47-47 19-11 41-17 64-17z">
          <text:p text:style-name="P2">6</text:p>
        </draw:path>
        <draw:path draw:style-name="gr3" draw:text-style-name="P1" draw:layer="layout" svg:width="0.254cm" svg:height="0.254cm" svg:x="7.237cm" svg:y="2.667cm" svg:viewBox="0 0 255 255" svg:d="M128 0c22 0 43 6 63 17 19 11 36 27 47 47 11 19 17 41 17 64 0 22-6 43-17 63-11 19-28 36-47 47-20 11-41 17-63 17-23 0-45-6-64-17-20-11-36-28-47-47-11-20-17-41-17-63 0-23 6-45 17-64 11-20 27-36 47-47 19-11 41-17 64-17z">
          <text:p text:style-name="P2">8</text:p>
        </draw:path>
        <draw:path draw:style-name="gr4" draw:text-style-name="P3" draw:layer="layout" svg:width="0.254cm" svg:height="0.254cm" svg:x="7.237cm" svg:y="2.667cm" svg:viewBox="0 0 255 255" svg:d="M128 0c22 0 43 6 63 17 19 11 36 27 47 47 11 19 17 41 17 64 0 22-6 43-17 63-11 19-28 36-47 47-20 11-41 17-63 17-23 0-45-6-64-17-20-11-36-28-47-47-11-20-17-41-17-63 0-23 6-45 17-64 11-20 27-36 47-47 19-11 41-17 64-17z">
          <text:p/>
        </draw:path>
        <draw:path draw:style-name="gr5" draw:text-style-name="P1" draw:layer="layout" svg:width="0.254cm" svg:height="0.254cm" svg:x="8.252cm" svg:y="1.652cm" svg:viewBox="0 0 255 255" svg:d="M128 0c22 0 43 6 63 17 19 11 36 27 47 47 11 19 17 41 17 64 0 22-6 43-17 63-11 19-28 36-47 47-20 11-41 17-63 17-23 0-45-6-64-17-20-11-36-28-47-47-11-20-17-41-17-63 0-23 6-45 17-64 11-20 27-36 47-47 19-11 41-17 64-17z">
          <text:p/>
        </draw:path>
        <draw:path draw:style-name="gr2" draw:text-style-name="P3" draw:layer="layout" svg:width="0.254cm" svg:height="0.254cm" svg:x="8.252cm" svg:y="1.652cm" svg:viewBox="0 0 255 255" svg:d="M128 0c22 0 43 6 63 17 19 11 36 27 47 47 11 19 17 41 17 64 0 22-6 43-17 63-11 19-28 36-47 47-20 11-41 17-63 17-23 0-45-6-64-17-20-11-36-28-47-47-11-20-17-41-17-63 0-23 6-45 17-64 11-20 27-36 47-47 19-11 41-17 64-17z">
          <text:p text:style-name="P2">5</text:p>
        </draw:path>
        <draw:path draw:style-name="gr3" draw:text-style-name="P1" draw:layer="layout" svg:width="0.254cm" svg:height="0.254cm" svg:x="9.267cm" svg:y="0.636cm" svg:viewBox="0 0 255 255" svg:d="M0 128c0-23 6-45 17-64 11-20 27-36 47-47 19-11 41-17 64-17 22 0 43 6 63 17 19 11 36 27 47 47 11 19 17 41 17 63 0 23-6 45-17 64-11 20-28 36-47 47-20 11-41 17-63 17-23 0-45-6-64-17-20-11-36-27-47-47-11-19-17-41-17-63z">
          <text:p text:style-name="P2">2</text:p>
        </draw:path>
        <draw:path draw:style-name="gr4" draw:text-style-name="P3" draw:layer="layout" svg:width="0.254cm" svg:height="0.254cm" svg:x="9.267cm" svg:y="0.636cm" svg:viewBox="0 0 255 255" svg:d="M0 128c0-23 6-45 17-64 11-20 27-36 47-47 19-11 41-17 64-17 22 0 43 6 63 17 19 11 36 27 47 47 11 19 17 40 17 63 0 22-6 44-17 64-11 19-27 36-47 47-19 11-41 17-63 17-23 0-45-6-64-17-20-11-36-28-47-47-11-20-17-41-17-63z">
          <text:p/>
        </draw:path>
        <draw:path draw:style-name="gr3" draw:text-style-name="P1" draw:layer="layout" svg:width="0.254cm" svg:height="0.254cm" svg:x="0.636cm" svg:y="9.268cm" svg:viewBox="0 0 255 255" svg:d="M128 0c22 0 43 6 63 17 19 11 36 27 47 47 11 19 17 41 17 64 0 22-6 43-17 63-11 19-28 36-47 47-20 11-41 17-63 17-23 0-45-6-64-17-20-11-36-28-47-47-11-20-17-41-17-63 0-23 6-45 17-64 11-20 27-36 47-47 19-11 41-17 64-17z">
          <text:p text:style-name="P2">21</text:p>
        </draw:path>
        <draw:path draw:style-name="gr4" draw:text-style-name="P3" draw:layer="layout" svg:width="0.254cm" svg:height="0.254cm" svg:x="0.636cm" svg:y="9.268cm" svg:viewBox="0 0 255 255" svg:d="M128 0c22 0 43 6 63 17 19 11 36 27 47 47 11 19 17 41 17 64 0 22-6 43-17 63-11 19-28 36-47 47-20 11-41 17-63 17-23 0-45-6-64-17-20-11-36-27-47-47-11-19-17-41-17-63 0-23 6-45 17-64 11-20 27-36 47-47 19-11 41-17 64-17z">
          <text:p/>
        </draw:path>
        <draw:path draw:style-name="gr3" draw:text-style-name="P1" draw:layer="layout" svg:width="0.254cm" svg:height="0.254cm" svg:x="1.652cm" svg:y="8.252cm" svg:viewBox="0 0 255 255" svg:d="M128 0c22 0 43 6 63 17 19 11 36 27 47 47 11 19 17 41 17 64 0 22-6 43-17 63-11 19-28 36-47 47-20 11-41 17-63 17-23 0-45-6-64-17-20-11-36-28-47-47-11-20-17-41-17-63 0-23 6-45 17-64 11-20 27-36 47-47 19-11 41-17 64-17z">
          <text:p text:style-name="P2">18</text:p>
        </draw:path>
        <draw:path draw:style-name="gr4" draw:text-style-name="P3" draw:layer="layout" svg:width="0.254cm" svg:height="0.254cm" svg:x="1.652cm" svg:y="8.252cm" svg:viewBox="0 0 255 255" svg:d="M128 0c22 0 43 6 63 17 19 11 36 27 47 47 11 19 17 41 17 64 0 22-6 43-17 63-11 19-28 36-47 47-20 11-41 17-63 17-23 0-45-6-64-17-20-11-36-27-47-47-11-19-17-41-17-63 0-23 6-45 17-64 11-20 27-36 47-47 19-11 41-17 64-17z">
          <text:p/>
        </draw:path>
        <draw:path draw:style-name="gr3" draw:text-style-name="P1" draw:layer="layout" svg:width="0.254cm" svg:height="0.254cm" svg:x="2.666cm" svg:y="7.237cm" svg:viewBox="0 0 255 255" svg:d="M0 128c0-23 6-45 17-64 11-20 27-36 47-47 19-11 41-17 64-17 22 0 43 6 63 17 19 11 36 27 47 47 11 19 17 41 17 64 0 22-6 44-17 63-11 20-28 36-47 47-20 11-41 17-63 17-23 0-45-6-64-17-20-11-36-27-47-47-11-19-17-41-17-63z">
          <text:p text:style-name="P2">15</text:p>
        </draw:path>
        <draw:path draw:style-name="gr4" draw:text-style-name="P3" draw:layer="layout" svg:width="0.254cm" svg:height="0.254cm" svg:x="2.666cm" svg:y="7.237cm" svg:viewBox="0 0 255 255" svg:d="M0 128c0-23 6-45 17-64 11-20 27-36 47-47 19-11 41-17 64-17 22 0 43 6 63 17 19 11 36 27 47 47 11 19 17 41 17 64 0 22-6 43-17 63-11 19-28 36-47 47-20 11-41 17-63 17-23 0-45-6-64-17-20-11-36-28-47-47-11-20-17-41-17-63z">
          <text:p/>
        </draw:path>
        <draw:path draw:style-name="gr3" draw:text-style-name="P1" draw:layer="layout" svg:width="0.254cm" svg:height="0.254cm" svg:x="7.237cm" svg:y="7.238cm" svg:viewBox="0 0 255 255" svg:d="M255 128c0 22-6 43-17 63-11 19-28 36-47 47-20 11-41 17-63 17-23 0-45-6-64-17-20-11-36-28-47-47-11-20-17-41-17-63 0-23 6-45 17-64 11-20 27-36 47-47 19-11 41-17 64-17 22 0 43 6 63 17 19 11 36 27 47 47 11 19 17 41 17 64z">
          <text:p text:style-name="P2">17</text:p>
        </draw:path>
        <draw:path draw:style-name="gr4" draw:text-style-name="P3" draw:layer="layout" svg:width="0.254cm" svg:height="0.254cm" svg:x="7.237cm" svg:y="7.238cm" svg:viewBox="0 0 255 255" svg:d="M255 128c0 22-6 43-17 63-11 19-28 36-47 47-20 11-41 17-63 17-23 0-45-6-64-17-20-11-36-28-47-47-11-20-17-41-17-63 0-23 6-45 17-64 11-20 27-36 47-47 19-11 41-17 64-17 22 0 43 6 63 17 19 11 36 27 47 47 11 19 17 41 17 64z">
          <text:p/>
        </draw:path>
        <draw:path draw:style-name="gr3" draw:text-style-name="P1" draw:layer="layout" svg:width="0.254cm" svg:height="0.254cm" svg:x="8.252cm" svg:y="8.253cm" svg:viewBox="0 0 255 255" svg:d="M255 128c0 22-6 43-17 63-11 19-28 36-47 47-20 11-41 17-63 17-23 0-45-6-64-17-20-11-36-28-47-47-11-20-17-41-17-63 0-23 6-45 17-64 11-20 27-36 47-47 19-11 41-17 64-17 22 0 43 6 63 17 19 11 36 27 47 47 11 19 17 41 17 64z">
          <text:p text:style-name="P2">20</text:p>
        </draw:path>
        <draw:path draw:style-name="gr4" draw:text-style-name="P3" draw:layer="layout" svg:width="0.254cm" svg:height="0.254cm" svg:x="8.252cm" svg:y="8.253cm" svg:viewBox="0 0 255 255" svg:d="M255 128c0 22-6 43-17 63-11 19-28 36-47 47-20 11-41 17-63 17-23 0-45-6-64-17-20-11-36-28-47-47-11-20-17-41-17-63 0-23 6-45 17-64 11-20 27-36 47-47 19-11 41-17 64-17 22 0 43 6 63 17 19 11 36 27 47 47 11 19 17 41 17 64z">
          <text:p/>
        </draw:path>
        <draw:path draw:style-name="gr5" draw:text-style-name="P1" draw:layer="layout" svg:width="0.254cm" svg:height="0.254cm" svg:x="9.268cm" svg:y="9.268cm" svg:viewBox="0 0 255 255" svg:d="M128 0c22 0 43 6 63 17 19 11 36 27 47 47 11 19 17 41 17 64 0 22-6 43-17 63-11 19-28 36-47 47-20 11-41 17-63 17-23 0-45-6-64-17-20-11-36-28-47-47-11-20-17-41-17-63 0-23 6-45 17-64 11-20 27-36 47-47 19-11 41-17 64-17z">
          <text:p/>
        </draw:path>
        <draw:path draw:style-name="gr2" draw:text-style-name="P3" draw:layer="layout" svg:width="0.254cm" svg:height="0.254cm" svg:x="9.268cm" svg:y="9.268cm" svg:viewBox="0 0 255 255" svg:d="M128 0c22 0 43 6 63 17 19 11 36 27 47 47 11 19 17 41 17 64 0 22-6 43-17 63-11 19-28 36-47 47-20 11-41 17-63 17-23 0-45-6-64-17-20-11-36-27-47-47-11-19-17-41-17-63 0-23 6-45 17-64 11-20 27-36 47-47 19-11 41-17 64-17z">
          <text:p text:style-name="P2">23</text:p>
        </draw:path>
        <draw:line draw:style-name="gr6" draw:text-style-name="P2" draw:layer="layout" svg:x1="9.395cm" svg:y1="5.206cm" svg:x2="9.395cm" svg:y2="9.269cm">
          <text:p/>
        </draw:line>
        <draw:line draw:style-name="gr7" draw:text-style-name="P2" draw:layer="layout" svg:x1="0.763cm" svg:y1="0.891cm" svg:x2="0.763cm" svg:y2="4.954cm">
          <text:p text:style-name="P2"/>
        </draw:line>
        <draw:line draw:style-name="gr6" draw:text-style-name="P2" draw:layer="layout" svg:x1="0.763cm" svg:y1="5.206cm" svg:x2="0.763cm" svg:y2="9.269cm">
          <text:p/>
        </draw:line>
        <draw:line draw:style-name="gr6" draw:text-style-name="P2" draw:layer="layout" svg:x1="9.395cm" svg:y1="0.891cm" svg:x2="9.395cm" svg:y2="4.954cm">
          <text:p/>
        </draw:line>
        <draw:line draw:style-name="gr6" draw:text-style-name="P2" draw:layer="layout" svg:x1="5.205cm" svg:y1="9.396cm" svg:x2="9.268cm" svg:y2="9.396cm">
          <text:p/>
        </draw:line>
        <draw:line draw:style-name="gr6" draw:text-style-name="P2" draw:layer="layout" svg:x1="0.89cm" svg:y1="9.396cm" svg:x2="4.953cm" svg:y2="9.396cm">
          <text:p/>
        </draw:line>
        <draw:line draw:style-name="gr6" draw:text-style-name="P2" draw:layer="layout" svg:x1="5.205cm" svg:y1="0.764cm" svg:x2="9.268cm" svg:y2="0.764cm">
          <text:p/>
        </draw:line>
        <draw:line draw:style-name="gr6" draw:text-style-name="P2" draw:layer="layout" svg:x1="0.89cm" svg:y1="0.764cm" svg:x2="4.953cm" svg:y2="0.764cm">
          <text:p/>
        </draw:line>
        <draw:line draw:style-name="gr6" draw:text-style-name="P2" draw:layer="layout" svg:x1="5.205cm" svg:y1="7.365cm" svg:x2="7.237cm" svg:y2="7.365cm">
          <text:p/>
        </draw:line>
        <draw:line draw:style-name="gr6" draw:text-style-name="P2" draw:layer="layout" svg:x1="2.919cm" svg:y1="7.365cm" svg:x2="4.951cm" svg:y2="7.365cm">
          <text:p/>
        </draw:line>
        <draw:line draw:style-name="gr6" draw:text-style-name="P2" draw:layer="layout" svg:x1="5.207cm" svg:y1="2.795cm" svg:x2="7.239cm" svg:y2="2.795cm">
          <text:p/>
        </draw:line>
        <draw:line draw:style-name="gr6" draw:text-style-name="P2" draw:layer="layout" svg:x1="2.921cm" svg:y1="2.795cm" svg:x2="4.953cm" svg:y2="2.795cm">
          <text:p/>
        </draw:line>
        <draw:line draw:style-name="gr6" draw:text-style-name="P2" draw:layer="layout" svg:x1="2.794cm" svg:y1="4.954cm" svg:x2="2.794cm" svg:y2="2.922cm">
          <text:p/>
        </draw:line>
        <draw:line draw:style-name="gr6" draw:text-style-name="P2" draw:layer="layout" svg:x1="2.794cm" svg:y1="7.24cm" svg:x2="2.794cm" svg:y2="5.208cm">
          <text:p/>
        </draw:line>
        <draw:line draw:style-name="gr6" draw:text-style-name="P2" draw:layer="layout" svg:x1="7.364cm" svg:y1="4.954cm" svg:x2="7.364cm" svg:y2="2.922cm">
          <text:p/>
        </draw:line>
        <draw:line draw:style-name="gr6" draw:text-style-name="P2" draw:layer="layout" svg:x1="7.364cm" svg:y1="7.24cm" svg:x2="7.364cm" svg:y2="5.208cm">
          <text:p/>
        </draw:line>
        <draw:line draw:style-name="gr6" draw:text-style-name="P2" draw:layer="layout" svg:x1="1.779cm" svg:y1="4.949cm" svg:x2="1.779cm" svg:y2="1.902cm">
          <text:p/>
        </draw:line>
        <draw:line draw:style-name="gr6" draw:text-style-name="P2" draw:layer="layout" svg:x1="1.779cm" svg:y1="8.253cm" svg:x2="1.779cm" svg:y2="5.206cm">
          <text:p/>
        </draw:line>
        <draw:line draw:style-name="gr6" draw:text-style-name="P2" draw:layer="layout" svg:x1="8.379cm" svg:y1="4.954cm" svg:x2="8.379cm" svg:y2="1.907cm">
          <text:p/>
        </draw:line>
        <draw:line draw:style-name="gr6" draw:text-style-name="P2" draw:layer="layout" svg:x1="8.379cm" svg:y1="8.258cm" svg:x2="8.379cm" svg:y2="5.211cm">
          <text:p/>
        </draw:line>
        <draw:line draw:style-name="gr6" draw:text-style-name="P2" draw:layer="layout" svg:x1="5.21cm" svg:y1="1.78cm" svg:x2="8.257cm" svg:y2="1.78cm">
          <text:p/>
        </draw:line>
        <draw:line draw:style-name="gr6" draw:text-style-name="P2" draw:layer="layout" svg:x1="1.906cm" svg:y1="1.78cm" svg:x2="4.953cm" svg:y2="1.78cm">
          <text:p/>
        </draw:line>
        <draw:line draw:style-name="gr6" draw:text-style-name="P2" draw:layer="layout" svg:x1="5.21cm" svg:y1="8.38cm" svg:x2="8.257cm" svg:y2="8.38cm">
          <text:p/>
        </draw:line>
        <draw:line draw:style-name="gr6" draw:text-style-name="P2" draw:layer="layout" svg:x1="1.906cm" svg:y1="8.38cm" svg:x2="4.953cm" svg:y2="8.38cm">
          <text:p/>
        </draw:line>
        <draw:line draw:style-name="gr6" draw:text-style-name="P2" draw:layer="layout" svg:x1="0.89cm" svg:y1="5.08cm" svg:x2="1.652cm" svg:y2="5.08cm">
          <text:p/>
        </draw:line>
        <draw:line draw:style-name="gr6" draw:text-style-name="P2" draw:layer="layout" svg:x1="1.906cm" svg:y1="5.08cm" svg:x2="2.667cm" svg:y2="5.08cm">
          <text:p/>
        </draw:line>
        <draw:line draw:style-name="gr6" draw:text-style-name="P2" draw:layer="layout" svg:x1="8.506cm" svg:y1="5.08cm" svg:x2="9.268cm" svg:y2="5.08cm">
          <text:p/>
        </draw:line>
        <draw:line draw:style-name="gr6" draw:text-style-name="P2" draw:layer="layout" svg:x1="7.491cm" svg:y1="5.08cm" svg:x2="8.252cm" svg:y2="5.08cm">
          <text:p/>
        </draw:line>
        <draw:line draw:style-name="gr6" draw:text-style-name="P2" draw:layer="layout" svg:x1="5.08cm" svg:y1="8.255cm" svg:x2="5.08cm" svg:y2="7.494cm">
          <text:p/>
        </draw:line>
        <draw:line draw:style-name="gr6" draw:text-style-name="P2" draw:layer="layout" svg:x1="5.08cm" svg:y1="9.268cm" svg:x2="5.08cm" svg:y2="8.506cm">
          <text:p/>
        </draw:line>
        <draw:line draw:style-name="gr6" draw:text-style-name="P2" draw:layer="layout" svg:x1="5.08cm" svg:y1="2.67cm" svg:x2="5.08cm" svg:y2="1.909cm">
          <text:p/>
        </draw:line>
        <draw:line draw:style-name="gr6" draw:text-style-name="P2" draw:layer="layout" svg:x1="5.08cm" svg:y1="1.653cm" svg:x2="5.08cm" svg:y2="0.891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5cm" presentation:class="title" presentation:placeholder="true">
        <draw:text-box/>
      </draw:frame>
      <draw:frame presentation:style-name="Default-outline1" draw:layer="backgroundobjects" svg:width="9.144cm" svg:height="5.892cm" svg:x="0.508cm" svg:y="2.377cm" presentation:class="outline" presentation:placeholder="true">
        <draw:text-box/>
      </draw:frame>
      <draw:frame presentation:style-name="Mpr1" draw:text-style-name="MP2" draw:layer="backgroundobjects" svg:width="2.367cm" svg:height="0.7cm" svg:x="0.508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2cm" svg:height="0.7cm" svg:x="3.474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67cm" svg:height="0.7cm" svg:x="7.284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6T12:17:43.369305114</meta:creation-date>
    <dc:date>2023-12-30T10:14:48.347432170</dc:date>
    <meta:editing-duration>P1DT1H27M47S</meta:editing-duration>
    <meta:editing-cycles>9</meta:editing-cycles>
    <meta:generator>LibreOffice/7.3.7.2$Linux_X86_64 LibreOffice_project/30$Build-2</meta:generator>
    <meta:document-statistic meta:object-count="103"/>
  </office:meta>
</office:document-meta>
</file>